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 loext:contextual-spacing="false"/>
      <style:text-properties style:font-name="Nimbus Roman No9 L" officeooo:rsid="00206fdd" officeooo:paragraph-rsid="00291d48" style:font-name-asian="DejaVu Sans" style:font-name-complex="DejaVu Sans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officeooo:rsid="000e71fc" officeooo:paragraph-rsid="00291d48" style:font-name-asian="DejaVu Sans" style:font-name-complex="DejaVu Sans"/>
    </style:style>
    <style:style style:name="P3" style:family="paragraph" style:parent-style-name="Text_20_body">
      <style:paragraph-properties fo:margin-top="0.423cm" fo:margin-bottom="0.212cm" loext:contextual-spacing="false"/>
      <style:text-properties style:font-name="Nimbus Roman No9 L" officeooo:paragraph-rsid="00291d48" style:font-name-asian="DejaVu Sans" style:font-name-complex="DejaVu Sans"/>
    </style:style>
    <style:style style:name="P4" style:family="paragraph" style:parent-style-name="Text_20_body">
      <style:paragraph-properties fo:margin-top="0.423cm" fo:margin-bottom="0.212cm" loext:contextual-spacing="false"/>
      <style:text-properties style:font-name="Nimbus Roman No9 L" officeooo:rsid="002a1b02" officeooo:paragraph-rsid="002a1b02" style:font-name-asian="DejaVu Sans" style:font-name-complex="DejaVu Sans"/>
    </style:style>
    <style:style style:name="P5" style:family="paragraph" style:parent-style-name="Text_20_body">
      <style:paragraph-properties fo:margin-top="0.423cm" fo:margin-bottom="0.212cm" loext:contextual-spacing="false"/>
      <style:text-properties style:font-name="Nimbus Roman No9 L" officeooo:paragraph-rsid="002a850d" style:font-name-asian="DejaVu Sans" style:font-name-complex="DejaVu Sans"/>
    </style:style>
    <style:style style:name="P6" style:family="paragraph" style:parent-style-name="Text_20_body">
      <style:paragraph-properties fo:margin-top="0.423cm" fo:margin-bottom="0.212cm" loext:contextual-spacing="false"/>
      <style:text-properties style:font-name="Nimbus Roman No9 L" officeooo:paragraph-rsid="002bd00b" style:font-name-asian="DejaVu Sans" style:font-name-complex="DejaVu Sans"/>
    </style:style>
    <style:style style:name="P7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2d0b18" officeooo:paragraph-rsid="002d0b18" style:font-name-asian="DejaVu Sans" style:font-style-asian="normal" style:font-name-complex="DejaVu Sans" style:font-style-complex="normal"/>
    </style:style>
    <style:style style:name="P8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2bd00b" officeooo:paragraph-rsid="002bd00b" style:font-name-asian="DejaVu Sans" style:font-style-asian="normal" style:font-name-complex="DejaVu Sans" style:font-style-complex="normal"/>
    </style:style>
    <style:style style:name="P9" style:family="paragraph" style:parent-style-name="Text_20_body">
      <style:paragraph-properties fo:margin-top="0.423cm" fo:margin-bottom="0.212cm" loext:contextual-spacing="false"/>
      <style:text-properties fo:font-style="normal" officeooo:rsid="001252ec" officeooo:paragraph-rsid="002bd00b" style:font-style-asian="normal" style:font-style-complex="normal"/>
    </style:style>
    <style:style style:name="P10" style:family="paragraph" style:parent-style-name="Standard">
      <style:paragraph-properties fo:margin-top="0.423cm" fo:margin-bottom="0.212cm" loext:contextual-spacing="false"/>
      <style:text-properties style:font-name="Nimbus Roman No9 L" fo:font-style="italic" fo:font-weight="bold" officeooo:rsid="00106f23" officeooo:paragraph-rsid="00291d48" style:font-name-asian="DejaVu Sans" style:font-style-asian="italic" style:font-weight-asian="bold" style:font-name-complex="DejaVu Sans" style:font-style-complex="italic" style:font-weight-complex="bold"/>
    </style:style>
    <style:style style:name="P11" style:family="paragraph" style:parent-style-name="Standard">
      <style:text-properties fo:font-style="normal" officeooo:rsid="0016155c" officeooo:paragraph-rsid="00291d48" style:font-style-asian="normal" style:font-style-complex="normal"/>
    </style:style>
    <style:style style:name="P12" style:family="paragraph" style:parent-style-name="Standard" style:list-style-name="L1"/>
    <style:style style:name="P13" style:family="paragraph" style:parent-style-name="Standard" style:list-style-name="L2">
      <style:text-properties fo:font-style="normal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219f50" officeooo:paragraph-rsid="00219f50" style:font-style-asian="normal" style:font-style-complex="normal"/>
    </style:style>
    <style:style style:name="P15" style:family="paragraph" style:parent-style-name="Standard" style:list-style-name="L3">
      <style:text-properties fo:font-style="normal" style:font-style-asian="normal" style:font-style-complex="normal"/>
    </style:style>
    <style:style style:name="P16" style:family="paragraph" style:parent-style-name="Standard" style:list-style-name="L4">
      <style:text-properties fo:font-style="normal" officeooo:rsid="0016155c" officeooo:paragraph-rsid="00291d48" style:font-style-asian="normal" style:font-style-complex="normal"/>
    </style:style>
    <style:style style:name="P17" style:family="paragraph" style:parent-style-name="Standard" style:list-style-name="L2">
      <style:text-properties officeooo:rsid="0028b1fc" officeooo:paragraph-rsid="0028b1fc"/>
    </style:style>
    <style:style style:name="P18" style:family="paragraph" style:parent-style-name="Standard" style:list-style-name="L2">
      <style:text-properties officeooo:rsid="002a850d" officeooo:paragraph-rsid="002a850d"/>
    </style:style>
    <style:style style:name="P19" style:family="paragraph" style:parent-style-name="Standard" style:list-style-name="L2">
      <style:text-properties fo:font-style="italic" style:font-style-asian="italic" style:font-style-complex="italic"/>
    </style:style>
    <style:style style:name="P20" style:family="paragraph" style:parent-style-name="Standard" style:list-style-name="L3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 style:list-style-name="L5">
      <style:paragraph-properties fo:margin-top="0cm" fo:margin-bottom="0.101cm" loext:contextual-spacing="false"/>
      <style:text-properties style:font-name="Nimbus Roman No9 L" officeooo:rsid="00206fdd" officeooo:paragraph-rsid="00291d48" style:font-name-asian="DejaVu Sans" style:font-name-complex="DejaVu Sans"/>
    </style:style>
    <style:style style:name="P22" style:family="paragraph" style:parent-style-name="Text_20_body" style:list-style-name="L5">
      <style:paragraph-properties fo:margin-top="0cm" fo:margin-bottom="0.101cm" loext:contextual-spacing="false"/>
      <style:text-properties style:font-name="Nimbus Roman No9 L" officeooo:rsid="0021e751" officeooo:paragraph-rsid="002a850d" style:font-name-asian="DejaVu Sans" style:font-name-complex="DejaVu Sans"/>
    </style:style>
    <style:style style:name="P23" style:family="paragraph" style:parent-style-name="Text_20_body" style:list-style-name="L5">
      <style:paragraph-properties fo:margin-top="0cm" fo:margin-bottom="0.101cm" loext:contextual-spacing="false"/>
      <style:text-properties style:font-name="Nimbus Roman No9 L" officeooo:rsid="002a850d" officeooo:paragraph-rsid="002a850d" style:font-name-asian="DejaVu Sans" style:font-name-complex="DejaVu Sans"/>
    </style:style>
    <style:style style:name="P24" style:family="paragraph" style:parent-style-name="Text_20_body" style:list-style-name="L5">
      <style:paragraph-properties fo:margin-top="0cm" fo:margin-bottom="0.101cm" loext:contextual-spacing="false"/>
      <style:text-properties officeooo:paragraph-rsid="00341e13"/>
    </style:style>
    <style:style style:name="P25" style:family="paragraph" style:parent-style-name="Text_20_body" style:list-style-name="L6">
      <style:paragraph-properties fo:margin-top="0.423cm" fo:margin-bottom="0.212cm" loext:contextual-spacing="false"/>
      <style:text-properties style:font-name="Nimbus Roman No9 L" officeooo:rsid="002bd00b" officeooo:paragraph-rsid="002bd00b" style:font-name-asian="DejaVu Sans" style:font-name-complex="DejaVu Sans"/>
    </style:style>
    <style:style style:name="P26" style:family="paragraph" style:parent-style-name="Heading_20_3">
      <style:text-properties officeooo:rsid="001c894c" officeooo:paragraph-rsid="00291d48"/>
    </style:style>
    <style:style style:name="P27" style:family="paragraph" style:parent-style-name="Heading_20_3">
      <style:text-properties officeooo:paragraph-rsid="00291d48"/>
    </style:style>
    <style:style style:name="P28" style:family="paragraph" style:parent-style-name="Heading_20_3">
      <style:paragraph-properties fo:margin-top="0.423cm" fo:margin-bottom="0.212cm" loext:contextual-spacing="false"/>
      <style:text-properties style:font-name="Nimbus Sans L" officeooo:paragraph-rsid="00291d48" style:font-name-asian="DejaVu Sans" style:font-name-complex="DejaVu Sans"/>
    </style:style>
    <style:style style:name="P29" style:family="paragraph" style:parent-style-name="Heading_20_3">
      <style:paragraph-properties fo:margin-top="0.423cm" fo:margin-bottom="0.212cm" loext:contextual-spacing="false"/>
      <style:text-properties style:font-name="Nimbus Sans L" officeooo:paragraph-rsid="002bd00b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6f23" style:font-style-asian="italic" style:font-style-complex="italic"/>
    </style:style>
    <style:style style:name="T3" style:family="text">
      <style:text-properties fo:font-style="italic" officeooo:rsid="002bd00b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2f25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06f23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33ad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9c1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4e801" style:font-style-asian="italic" style:font-weight-asian="bold" style:font-style-complex="italic" style:font-weight-complex="bold"/>
    </style:style>
    <style:style style:name="T10" style:family="text">
      <style:text-properties officeooo:rsid="0012f25c"/>
    </style:style>
    <style:style style:name="T11" style:family="text">
      <style:text-properties officeooo:rsid="00225328"/>
    </style:style>
    <style:style style:name="T12" style:family="text">
      <style:text-properties officeooo:rsid="0028b1fc"/>
    </style:style>
    <style:style style:name="T13" style:family="text">
      <style:text-properties officeooo:rsid="00106f23"/>
    </style:style>
    <style:style style:name="T14" style:family="text">
      <style:text-properties officeooo:rsid="00206fdd"/>
    </style:style>
    <style:style style:name="T15" style:family="text">
      <style:text-properties officeooo:rsid="00133ad5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06f23" style:font-style-asian="normal" style:font-style-complex="normal"/>
    </style:style>
    <style:style style:name="T18" style:family="text">
      <style:text-properties fo:font-style="normal" officeooo:rsid="00291d48" style:font-style-asian="normal" style:font-style-complex="normal"/>
    </style:style>
    <style:style style:name="T19" style:family="text">
      <style:text-properties fo:font-style="normal" officeooo:rsid="001cbb87" style:font-style-asian="normal" style:font-style-complex="normal"/>
    </style:style>
    <style:style style:name="T20" style:family="text">
      <style:text-properties officeooo:rsid="00291d48"/>
    </style:style>
    <style:style style:name="T21" style:family="text">
      <style:text-properties officeooo:rsid="0016155c"/>
    </style:style>
    <style:style style:name="T22" style:family="text">
      <style:text-properties officeooo:rsid="0019c1cf"/>
    </style:style>
    <style:style style:name="T23" style:family="text">
      <style:text-properties officeooo:rsid="0024e801"/>
    </style:style>
    <style:style style:name="T24" style:family="text">
      <style:text-properties officeooo:rsid="0017f23a"/>
    </style:style>
    <style:style style:name="T25" style:family="text">
      <style:text-properties officeooo:rsid="002a1b02"/>
    </style:style>
    <style:style style:name="T26" style:family="text">
      <style:text-properties officeooo:rsid="002a850d"/>
    </style:style>
    <style:style style:name="T27" style:family="text">
      <style:text-properties style:text-line-through-style="none" style:text-line-through-type="none" fo:font-style="italic" fo:font-weight="bold" officeooo:rsid="002a850d" style:font-style-asian="italic" style:font-weight-asian="bold" style:font-style-complex="italic" style:font-weight-complex="bold"/>
    </style:style>
    <style:style style:name="T28" style:family="text">
      <style:text-properties style:font-name="Nimbus Roman No9 L" style:font-name-asian="DejaVu Sans" style:font-name-complex="DejaVu Sans"/>
    </style:style>
    <style:style style:name="T29" style:family="text">
      <style:text-properties style:font-name="Nimbus Roman No9 L" officeooo:rsid="00106f23" style:font-name-asian="DejaVu Sans" style:font-name-complex="DejaVu Sans"/>
    </style:style>
    <style:style style:name="T30" style:family="text">
      <style:text-properties style:font-name="Nimbus Roman No9 L" officeooo:rsid="0021e751" style:font-name-asian="DejaVu Sans" style:font-name-complex="DejaVu Sans"/>
    </style:style>
    <style:style style:name="T31" style:family="text">
      <style:text-properties style:font-name="Nimbus Roman No9 L" fo:font-style="italic" fo:font-weight="bold" style:font-name-asian="DejaVu Sans" style:font-style-asian="italic" style:font-weight-asian="bold" style:font-name-complex="DejaVu Sans" style:font-style-complex="italic" style:font-weight-complex="bold"/>
    </style:style>
    <style:style style:name="T32" style:family="text">
      <style:text-properties officeooo:rsid="002bd00b"/>
    </style:style>
    <style:style style:name="T33" style:family="text">
      <style:text-properties officeooo:rsid="002fcdaa"/>
    </style:style>
    <style:style style:name="T34" style:family="text">
      <style:text-properties officeooo:rsid="0030a397"/>
    </style:style>
    <style:style style:name="T3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0">3</text:span> : <text:span text:style-name="T12">Job Multi-configurations et pipeline Legacy</text:span></text:h>
      <text:p text:style-name="Standard"/>
      <text:p text:style-name="Standard">Dans ce TP, nous transformons le job freestyle des Tps précédents en un job Maven.</text:p>
      <text:list xml:id="list1996791110" text:style-name="L1">
        <text:list-header>
          <text:p text:style-name="P12">.</text:p>
        </text:list-header>
      </text:list>
      <text:h text:style-name="Heading_20_2" text:outline-level="2">Objectifs</text:h>
      <text:list xml:id="list4181062393" text:style-name="L2">
        <text:list-item>
          <text:p text:style-name="P13">Créer son premier build Maven</text:p>
        </text:list-item>
        <text:list-item>
          <text:p text:style-name="P17">Faire une job multi-configuration</text:p>
        </text:list-item>
        <text:list-item>
          <text:p text:style-name="P18">Utilisation des paramètres</text:p>
        </text:list-item>
        <text:list-item>
          <text:p text:style-name="P17">Exécuter une pipeline Legacy</text:p>
          <text:p text:style-name="P19"/>
        </text:list-item>
      </text:list>
      <text:h text:style-name="Heading_20_3" text:outline-level="3"><text:span text:style-name="T20">3.1 </text:span>Job Maven <text:span text:style-name="T34">et multi-modules</text:span></text:h>
      <text:list xml:id="list1532112517" text:style-name="L3">
        <text:list-item>
          <text:p text:style-name="P14">Installer le plugin <text:span text:style-name="T4">Maven Integration</text:span></text:p>
        </text:list-item>
        <text:list-item>
          <text:p text:style-name="P15">Créer un job Maven <text:span text:style-name="T10">nommé </text:span><text:span text:style-name="T5">1_weather_unit</text:span> effectuant les cibles <text:span text:style-name="T4">clean package</text:span>, <text:span text:style-name="T26">et </text:span>publiant les tests </text:p>
        </text:list-item>
        <text:list-item>
          <text:p text:style-name="P15">Exécuter manuellement le build et observer les résultats</text:p>
        </text:list-item>
        <text:list-item>
          <text:p text:style-name="P15">Observer l'archivage automatique et les artefacts archivés, <text:span text:style-name="T11">la configuration multi-modules</text:span></text:p>
          <text:p text:style-name="P20"/>
        </text:list-item>
      </text:list>
      <text:h text:style-name="P28" text:outline-level="3"><text:span text:style-name="T18">3</text:span><text:span text:style-name="T19">.</text:span><text:span text:style-name="T18">2</text:span><text:span text:style-name="T19"> Jobs multi-configuration </text:span></text:h>
      <text:p text:style-name="P3">Installer un deuxième JDK via une installation automatique.</text:p>
      <text:p text:style-name="P4">Créer un second axe selon les nœuds esclaves à disposition</text:p>
      <text:p text:style-name="P3">Créer un nouveau projet multi-configuration <text:span text:style-name="T25">avec les 2 axes précédents à partir du job </text:span><text:span text:style-name="T6">1_weather_unit</text:span></text:p>
      <text:h text:style-name="P26" text:outline-level="3">3.<text:span text:style-name="T20">3</text:span> <text:span text:style-name="T33">Chaînage de jobs </text:span></text:h>
      <text:h text:style-name="P27" text:outline-level="3">Configuration Maven <text:span text:style-name="T21">et Jenkins</text:span></text:h>
      <text:list xml:id="list236424137" text:style-name="L4">
        <text:list-item>
          <text:p text:style-name="P16">Récupérer la nouvelle version du projet et ob<text:span text:style-name="T22">s</text:span>erver les changements dans le fichier <text:span text:style-name="T1">pom.xml</text:span> du répertoire <text:span text:style-name="T1">parent-project</text:span> </text:p>
        </text:list-item>
        <text:list-item>
          <text:p text:style-name="P16">Créer un job Maven <text:span text:style-name="T22">nommé </text:span><text:span text:style-name="T8">2_weather_integration</text:span><text:span text:style-name="T22"> </text:span>invoquant la cible Maven <text:span text:style-name="T9">integration-test</text:span> dans le profil <text:span text:style-name="T23">i</text:span>ntegration<text:line-break/><text:span text:style-name="T27">-Pintegration <text:s/>integration-test</text:span></text:p>
        </text:list-item>
        <text:list-item>
          <text:p text:style-name="P16">Chaîner ce build avec le build précédent, <text:span text:style-name="T24">faire en sorte que les 2 builds soient sur le même repository Git</text:span></text:p>
        </text:list-item>
      </text:list>
      <text:p text:style-name="P11"/>
      <text:p text:style-name="P10">Est-ce que cette configuration est satisfaisante ?</text:p>
      <text:h text:style-name="P28" text:outline-level="3"><text:span text:style-name="T20">3.4 </text:span>Pa<text:span text:style-name="T33">ssage de paramètres</text:span> </text:h>
      <text:p text:style-name="P2"><text:span text:style-name="T14">Objectif : </text:span>Passage de la clé de hash Git entre <text:span text:style-name="T7">1_weather_</text:span><text:span text:style-name="T4">unit</text:span> et <text:span text:style-name="T15">les jobs </text:span></text:p>
      <text:list xml:id="list78697992" text:style-name="L5">
        <text:list-item>
          <text:p text:style-name="P21"><text:soft-page-break/>Installer le plugin <text:span text:style-name="T1">Git Parameter Plugin</text:span></text:p>
        </text:list-item>
        <text:list-item>
          <text:p text:style-name="P21">Définir un paramètre pour le job <text:span text:style-name="T26">1</text:span>_<text:span text:style-name="T26">weather_unit</text:span> dont la liste des valeurs est les différents hash de commit du repository Git</text:p>
        </text:list-item>
        <text:list-item>
          <text:p text:style-name="P21">Tester le job manuellement, afficher les variables d’environnement </text:p>
        </text:list-item>
      </text:list>
      <text:p text:style-name="P1"/>
      <text:list xml:id="list145149631476171" text:continue-numbering="true" text:style-name="L5">
        <text:list-item>
          <text:p text:style-name="P24"><text:span text:style-name="T30">Installer les plugins </text:span><text:a xlink:type="simple" xlink:href="https://plugins.jenkins.io/parameterized-trigger" text:style-name="Internet_20_link" text:visited-style-name="Visited_20_Internet_20_Link"><text:span text:style-name="T35">Parameterized Trigger</text:span></text:a><text:span text:style-name="T30"> et Jenkins Git Plugin</text:span></text:p>
        </text:list-item>
        <text:list-item>
          <text:p text:style-name="P22">Modifier le lancement d<text:span text:style-name="T26">u</text:span> builds 2_<text:span text:style-name="T26">weather_integration</text:span> afin que le <text:span text:style-name="T26">paramètre du premier job soit passé</text:span></text:p>
        </text:list-item>
        <text:list-item>
          <text:p text:style-name="P23">Utiliser ce paramètre pour effectuer un checkout du même commit</text:p>
        </text:list-item>
      </text:list>
      <text:h text:style-name="P28" text:outline-level="3"><text:span text:style-name="T20">3.5 </text:span>Mise en place d'un<text:span text:style-name="T32">e analyse qualité avec Sonar</text:span></text:h>
      <text:p text:style-name="P6">Installer le plugins <text:span text:style-name="T3">SonarScanner</text:span></text:p>
      <text:p text:style-name="P8">Configurer Sonar dans :</text:p>
      <text:list xml:id="list628488910" text:style-name="L6">
        <text:list-item>
          <text:p text:style-name="P25"><text:span text:style-name="T1">Configuration Système : </text:span><text:span text:style-name="T16">Indiquer l’URL du serveur Sonar</text:span></text:p>
        </text:list-item>
        <text:list-item>
          <text:p text:style-name="P25"><text:span text:style-name="T1">Configuration des outils : </text:span><text:span text:style-name="T16">Définir un scanner s’installant automatiquement</text:span></text:p>
        </text:list-item>
      </text:list>
      <text:p text:style-name="P5"><text:span text:style-name="T13">Créer un nouveau job </text:span><text:span text:style-name="T6">2_weather_metrics</text:span><text:span text:style-name="T13"> sur le même modèle que </text:span><text:span text:style-name="T6">2_weather_integration</text:span><text:span text:style-name="T13">, dans la partie build appeler le Scanner Sonar en indiquant le fichier de configuration Sonar fourni (</text:span><text:span text:style-name="T2">sonar-weather.properties</text:span><text:span text:style-name="T13">) </text:span></text:p>
      <text:p text:style-name="P7"><text:span text:style-name="T13">T</text:span>ester l’exécution du job et l’apparition des résultats dans Sonar</text:p>
      <text:h text:style-name="P29" text:outline-level="3"><text:span text:style-name="T20">3.6 </text:span>Mise en place d'un pipeline</text:h>
      <text:p text:style-name="P6">Installer les plugins <text:span text:style-name="T1">Dependency Graph, Copy Artifact </text:span><text:span text:style-name="T17">et </text:span><text:span text:style-name="T2">Join</text:span></text:p>
      <text:p text:style-name="P6"><text:span text:style-name="T13">Créer un nouveau job </text:span><text:span text:style-name="T6">3_weather_deploy_integration</text:span><text:span text:style-name="T13"> qui se déclenchera lorsque les 2 jobs </text:span><text:span text:style-name="T6">2_weather_integration</text:span><text:span text:style-name="T13"> et </text:span><text:span text:style-name="T6">2_weather_metrics</text:span><text:span text:style-name="T13"> sont </text:span><text:span text:style-name="T2">successful</text:span></text:p>
      <text:p text:style-name="P9"><text:span text:style-name="T29">C</text:span><text:span text:style-name="T28">e job se contentera d’exécuter un shell effectuant une copie du war créé lors de </text:span><text:span text:style-name="T31">1_weather_unit</text:span><text:span text:style-name="T28"> dans un répertoire de votre choi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5-23T14:51:48.210262536</dc:date>
    <meta:editing-duration>P1DT16H56M9S</meta:editing-duration>
    <meta:editing-cycles>125</meta:editing-cycles>
    <meta:generator>LibreOffice/6.0.7.3$Linux_X86_64 LibreOffice_project/00m0$Build-3</meta:generator>
    <dc:title>TP5 : Jobs Multi-configuration et séquencement de jobs</dc:title>
    <meta:document-statistic meta:table-count="0" meta:image-count="0" meta:object-count="0" meta:page-count="2" meta:paragraph-count="43" meta:word-count="422" meta:character-count="2762" meta:non-whitespace-character-count="2394"/>
    <meta:user-defined meta:name="Info 1"/>
    <meta:user-defined meta:name="Info 2"/>
    <meta:user-defined meta:name="Info 3"/>
    <meta:user-defined meta:name="Info 4"/>
  </office:meta>
</office:document-meta>
</file>